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9201604445724075096"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810614155541329660"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217996741187477620"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4563993881269710302"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2350808555262870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098286764600690196"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2968330212868466650"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4273680547520433904"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28810654" text:continue-list="list2968330212868466650"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750797052174737643"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803455"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815430"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8797150"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8816706"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794568"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7694983531586075370"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765849452904573852"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57291771044650770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8811989"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653572206060685363"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908618226743319667"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182206699166705332" text:style-name="L15">
        <text:list-item>
          <text:list>
            <text:list-header>
              <text:p text:style-name="P172">1.5 miles averaging about 9:40/mile and rest 1 min</text:p>
            </text:list-header>
          </text:list>
        </text:list-item>
      </text:list>
      <text:p text:style-name="P23">1 mile in 8:26 and rest 2 min</text:p>
      <text:list xml:id="list540618517855976027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409271417120734842"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8807428"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735243920339621656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571703493861558227"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317837136007064512"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28797398" text:continue-list="list4571703493861558227" text:style-name="L19">
        <text:list-item>
          <text:list>
            <text:list-header>
              <text:p text:style-name="P176">(Pace*HR)=1240</text:p>
            </text:list-header>
          </text:list>
        </text:list-item>
      </text:list>
      <text:list xml:id="list28820977" text:continue-list="list7352439203396216562" text:style-name="L18">
        <text:list-item>
          <text:list>
            <text:list-header>
              <text:p text:style-name="P175">2 miles at 10:46/mile Ave HR= 121 bpm and rest a few minutes</text:p>
            </text:list-header>
          </text:list>
        </text:list-item>
      </text:list>
      <text:list xml:id="list28822889" text:continue-list="list28797398"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8816729"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75806284780266343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727450258934834122"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268359618134741215"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2862907917819226604" text:style-name="L24">
        <text:list-item>
          <text:p text:style-name="P201">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842187075425603576"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759576205162173640"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8822926"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880015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35266523720098962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333348389087879707"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48425058875334762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513217489046356916"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591480436950985768"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508632113752496624" text:style-name="L32">
        <text:list-item>
          <text:list>
            <text:list-header>
              <text:p text:style-name="P186">0.25 miles in 2:54</text:p>
              <text:p text:style-name="P186">1 mile in 9:21 going faster as I ran and ending at around 8:30 pace</text:p>
            </text:list-header>
          </text:list>
        </text:list-item>
      </text:list>
      <text:list xml:id="list2029025080668622506"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849829815591052781"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970660124845969435"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105"/>
      <text:p text:style-name="P105">Sat Sept 23, 2023 <text:span text:style-name="T1">13.1 miles</text:span></text:p>
      <text:p text:style-name="P91">Run: <text:span text:style-name="T2">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1">1.5 miles </text:span>I am tired from yesterday.<text:span text:style-name="T1"> </text:span></text:p>
      <text:p text:style-name="P77"><text:span text:style-name="T1">Warm up: </text:span>0.25 to the cemetery loop</text:p>
      <text:p text:style-name="P77"><text:span text:style-name="T1">Run:</text:span> 1 mile in <text:s/>12:39</text:p>
      <text:p text:style-name="P104"><text:span text:style-name="T1">Warm down:</text:span> 0.25 miles</text:p>
      <text:p text:style-name="P77"/>
      <text:p text:style-name="P77">Mon Sept 25 5<text:span text:style-name="T1">.7 miles </text:span>I feel a lot better than yesterday<text:span text:style-name="T1"> </text:span></text:p>
      <text:p text:style-name="P77">In the morning: <text:span text:style-name="T1"><text:s/></text:span></text:p>
      <text:p text:style-name="P77"><text:span text:style-name="T1">Warm up:</text:span> 0.1 miles</text:p>
      <text:p text:style-name="P91">Run: <text:span text:style-name="T2">10 cemetery loops, Distance: 3.2 miles, Ave Pace:11:30/mile, Ave HR: before halfway it was about 135 bpm. After that it rose to about 170 bpm. I think because I am tired still from Saturday's workout. <text:s/>Overall I feel considerably better than yesterday. </text:span></text:p>
      <text:p text:style-name="P91">Warm down:<text:span text:style-name="T2"> 0.4 miles</text:span></text:p>
      <text:p text:style-name="P77">In the afternoon:</text:p>
      <text:p text:style-name="P77">2 miles of intermittent running at about 12:00/mile while timing other runners.</text:p>
      <text:p text:style-name="P77"><text:soft-page-break/></text:p>
      <text:p text:style-name="P77"/>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172298279188526205"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26T08:56:32.70</dc:date>
    <dc:creator>James Lombardi</dc:creator>
    <meta:editing-duration>P22DT21H31M2S</meta:editing-duration>
    <meta:editing-cycles>1853</meta:editing-cycles>
    <meta:generator>OpenOffice/4.1.2$Win32 OpenOffice.org_project/412m3$Build-9782</meta:generator>
    <meta:document-statistic meta:table-count="0" meta:image-count="9" meta:object-count="0" meta:page-count="185" meta:paragraph-count="5373" meta:word-count="57904" meta:character-count="296990"/>
  </office:meta>
</office:document-meta>
</file>